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loext:graphic-properties draw:fill="solid" draw:fill-color="#ffffff"/>
      <style:paragraph-properties fo:margin-top="0.212cm" fo:margin-bottom="0.212cm" style:contextual-spacing="false" style:line-height-at-least="0.593cm" fo:background-color="#ffffff"/>
      <style:text-properties fo:color="#222222" loext:opacity="100%" style:font-name="Arial1" fo:font-size="10.5pt" fo:language="fr" fo:country="FR" officeooo:rsid="0043fe5e" officeooo:paragraph-rsid="0046215e" style:font-name-asian="Arial2" style:font-size-asian="10.5pt" style:font-name-complex="Arial2" style:font-size-complex="10.5pt"/>
    </style:style>
    <style:style style:name="P2" style:family="paragraph" style:parent-style-name="Normal_20__28_Web_29_" style:master-page-name="">
      <loext:graphic-properties draw:fill="solid" draw:fill-color="#ffffff"/>
      <style:paragraph-properties fo:margin-left="0cm" fo:margin-right="0cm" fo:margin-top="0.212cm" fo:margin-bottom="0.212cm" style:contextual-spacing="false" style:line-height-at-least="0.593cm" fo:text-indent="1.199cm" style:auto-text-indent="false" style:page-number="auto" fo:background-color="#ffffff"/>
      <style:text-properties officeooo:paragraph-rsid="0046215e"/>
    </style:style>
    <style:style style:name="P3" style:family="paragraph" style:parent-style-name="Normal_20__28_Web_29_">
      <loext:graphic-properties draw:fill="solid" draw:fill-color="#ffffff"/>
      <style:paragraph-properties fo:margin-left="0cm" fo:margin-right="0cm" fo:margin-top="0.212cm" fo:margin-bottom="0.212cm" style:contextual-spacing="false" style:line-height-at-least="0.593cm" fo:text-indent="1.199cm" style:auto-text-indent="false" fo:background-color="#ffffff"/>
      <style:text-properties style:use-window-font-color="true" loext:opacity="0%" style:font-name="Arial1" fo:font-size="10.5pt" style:text-underline-style="none" officeooo:paragraph-rsid="0046215e" style:font-size-asian="10.5pt" style:font-name-complex="Arial2" style:font-size-complex="10.5pt"/>
    </style:style>
    <style:style style:name="P4" style:family="paragraph" style:parent-style-name="Normal_20__28_Web_29_" style:master-page-name="">
      <loext:graphic-properties draw:fill="solid" draw:fill-color="#ffffff"/>
      <style:paragraph-properties fo:margin-left="0cm" fo:margin-right="0cm" fo:margin-top="0.212cm" fo:margin-bottom="0.212cm" style:contextual-spacing="false" style:line-height-at-least="0.593cm" fo:text-indent="1.199cm" style:auto-text-indent="false" style:page-number="auto" fo:background-color="#ffffff"/>
      <style:text-properties officeooo:paragraph-rsid="0046215e"/>
    </style:style>
    <style:style style:name="P5" style:family="paragraph" style:parent-style-name="Standard">
      <style:text-properties style:font-name="Arial1" fo:font-size="10.5pt" officeooo:paragraph-rsid="0046215e" style:font-size-asian="10.5pt" style:font-size-complex="10.5pt"/>
    </style:style>
    <style:style style:name="P6" style:family="paragraph" style:parent-style-name="Standard">
      <style:paragraph-properties fo:text-align="center" style:justify-single-word="false"/>
      <style:text-properties style:font-name="Liberation Sans" fo:font-size="13pt" fo:language="fr" fo:country="FR" officeooo:rsid="00189199" officeooo:paragraph-rsid="00189199" style:font-size-asian="13pt" style:font-size-complex="13pt"/>
    </style:style>
    <style:style style:name="P7" style:family="paragraph" style:parent-style-name="Standard">
      <loext:graphic-properties draw:fill="none"/>
      <style:paragraph-properties fo:margin-left="0cm" fo:margin-right="0cm" style:line-height-at-least="0.589cm" fo:text-align="start" style:justify-single-word="false" fo:text-indent="1.199cm" style:auto-text-indent="false" fo:background-color="transparent"/>
      <style:text-properties style:use-window-font-color="true" loext:opacity="0%" style:font-name="Arial1" fo:font-size="10.5pt" fo:language="fr" fo:country="FR" officeooo:rsid="0024dc3a" officeooo:paragraph-rsid="0026c42b" style:font-name-asian="Arial2" style:font-size-asian="10.5pt" style:font-name-complex="Arial2" style:font-size-complex="10.5pt"/>
    </style:style>
    <style:style style:name="P8" style:family="paragraph" style:parent-style-name="Standard">
      <loext:graphic-properties draw:fill="none"/>
      <style:paragraph-properties fo:margin-left="0cm" fo:margin-right="0cm" style:line-height-at-least="0.589cm" fo:text-align="start" style:justify-single-word="false" fo:text-indent="1.199cm" style:auto-text-indent="false" fo:background-color="transparent"/>
      <style:text-properties style:use-window-font-color="true" loext:opacity="0%" style:font-name="Arial1" fo:font-size="10.5pt" fo:language="fr" fo:country="FR" officeooo:rsid="0056b078" officeooo:paragraph-rsid="0056b078" style:font-name-asian="Arial2" style:font-size-asian="10.5pt" style:font-name-complex="Arial2" style:font-size-complex="10.5pt"/>
    </style:style>
    <style:style style:name="P9" style:family="paragraph" style:parent-style-name="Standard">
      <loext:graphic-properties draw:fill="none"/>
      <style:paragraph-properties fo:margin-left="0cm" fo:margin-right="0cm" style:line-height-at-least="0.589cm" fo:text-align="start" style:justify-single-word="false" fo:text-indent="1.199cm" style:auto-text-indent="false" fo:background-color="transparent"/>
      <style:text-properties style:use-window-font-color="true" loext:opacity="0%" style:font-name="Arial1" fo:font-size="10.5pt" fo:language="fr" fo:country="FR" officeooo:rsid="002a390b" officeooo:paragraph-rsid="002a390b" style:font-name-asian="Arial2" style:font-size-asian="10.5pt" style:font-name-complex="Arial2" style:font-size-complex="10.5pt"/>
    </style:style>
    <style:style style:name="P10" style:family="paragraph" style:parent-style-name="Standard">
      <loext:graphic-properties draw:fill="none"/>
      <style:paragraph-properties fo:margin-left="0cm" fo:margin-right="0cm" style:line-height-at-least="0.589cm" fo:text-align="start" style:justify-single-word="false" fo:text-indent="1.199cm" style:auto-text-indent="false" fo:background-color="transparent"/>
      <style:text-properties style:use-window-font-color="true" loext:opacity="0%" style:font-name="Arial1" fo:font-size="10.5pt" fo:language="fr" fo:country="FR" officeooo:rsid="003668b0" officeooo:paragraph-rsid="003668b0" style:font-name-asian="Arial2" style:font-size-asian="10.5pt" style:font-name-complex="Arial2" style:font-size-complex="10.5pt"/>
    </style:style>
    <style:style style:name="P11" style:family="paragraph" style:parent-style-name="Standard">
      <loext:graphic-properties draw:fill="none"/>
      <style:paragraph-properties fo:margin-left="0cm" fo:margin-right="0cm" style:line-height-at-least="0.589cm" fo:text-align="start" style:justify-single-word="false" fo:text-indent="1.199cm" style:auto-text-indent="false" fo:background-color="transparent"/>
      <style:text-properties style:use-window-font-color="true" loext:opacity="0%" style:font-name="Arial1" fo:font-size="10.5pt" fo:language="fr" fo:country="FR" officeooo:rsid="005df765" officeooo:paragraph-rsid="005df765" style:font-name-asian="Arial2" style:font-size-asian="10.5pt" style:font-name-complex="Arial2" style:font-size-complex="10.5pt"/>
    </style:style>
    <style:style style:name="P12" style:family="paragraph" style:parent-style-name="Standard">
      <loext:graphic-properties draw:fill="none"/>
      <style:paragraph-properties fo:margin-left="0cm" fo:margin-right="0cm" style:line-height-at-least="0.589cm" fo:text-align="start" style:justify-single-word="false" fo:text-indent="1.199cm" style:auto-text-indent="false" fo:background-color="transparent"/>
      <style:text-properties style:use-window-font-color="true" loext:opacity="0%" style:font-name="Arial1" fo:font-size="10.5pt" fo:language="fr" fo:country="FR" officeooo:rsid="003abe53" officeooo:paragraph-rsid="003abe53" style:font-name-asian="Arial2" style:font-size-asian="10.5pt" style:font-name-complex="Arial2" style:font-size-complex="10.5pt"/>
    </style:style>
    <style:style style:name="P13" style:family="paragraph" style:parent-style-name="Standard">
      <loext:graphic-properties draw:fill="none"/>
      <style:paragraph-properties fo:margin-left="0cm" fo:margin-right="0cm" style:line-height-at-least="0.589cm" fo:text-align="start" style:justify-single-word="false" fo:text-indent="1.199cm" style:auto-text-indent="false" fo:background-color="transparent"/>
      <style:text-properties style:use-window-font-color="true" loext:opacity="0%" style:font-name="Arial1" fo:font-size="10.5pt" fo:language="fr" fo:country="FR" officeooo:rsid="0067a800" officeooo:paragraph-rsid="0067a800" style:font-name-asian="Arial2" style:font-size-asian="10.5pt" style:font-name-complex="Arial2" style:font-size-complex="10.5pt"/>
    </style:style>
    <style:style style:name="P14" style:family="paragraph" style:parent-style-name="Standard">
      <loext:graphic-properties draw:fill="none"/>
      <style:paragraph-properties fo:margin-left="0cm" fo:margin-right="0cm" style:line-height-at-least="0.589cm" fo:text-align="start" style:justify-single-word="false" fo:text-indent="1.199cm" style:auto-text-indent="false" fo:background-color="transparent"/>
      <style:text-properties style:use-window-font-color="true" loext:opacity="0%" style:font-name="Arial1" fo:font-size="10.5pt" fo:language="fr" fo:country="FR" officeooo:rsid="003bbf70" officeooo:paragraph-rsid="0046d5fa" style:font-name-asian="Arial2" style:font-size-asian="10.5pt" style:font-name-complex="Arial2" style:font-size-complex="10.5pt"/>
    </style:style>
    <style:style style:name="P15" style:family="paragraph" style:parent-style-name="Standard">
      <loext:graphic-properties draw:fill="none"/>
      <style:paragraph-properties fo:margin-left="0cm" fo:margin-right="0cm" style:line-height-at-least="0.589cm" fo:text-align="start" style:justify-single-word="false" fo:text-indent="1.199cm" style:auto-text-indent="false" fo:background-color="transparent"/>
      <style:text-properties style:use-window-font-color="true" loext:opacity="0%" style:font-name="Arial1" fo:font-size="10.5pt" fo:language="fr" fo:country="FR" officeooo:rsid="00701120" officeooo:paragraph-rsid="00701120" style:font-name-asian="Arial2" style:font-size-asian="10.5pt" style:font-name-complex="Arial2" style:font-size-complex="10.5pt"/>
    </style:style>
    <style:style style:name="P16" style:family="paragraph" style:parent-style-name="Standard">
      <loext:graphic-properties draw:fill="none"/>
      <style:paragraph-properties fo:margin-left="0cm" fo:margin-right="0cm" style:line-height-at-least="0.589cm" fo:text-align="start" style:justify-single-word="false" fo:text-indent="1.199cm" style:auto-text-indent="false" fo:background-color="transparent"/>
      <style:text-properties style:use-window-font-color="true" loext:opacity="0%" style:font-name="Arial1" fo:font-size="10.5pt" fo:language="fr" fo:country="FR" officeooo:rsid="0043fe5e" officeooo:paragraph-rsid="0043fe5e" style:font-name-asian="Arial2" style:font-size-asian="10.5pt" style:font-name-complex="Arial2" style:font-size-complex="10.5pt"/>
    </style:style>
    <style:style style:name="P17" style:family="paragraph" style:parent-style-name="Standard">
      <loext:graphic-properties draw:fill="none"/>
      <style:paragraph-properties fo:margin-left="0cm" fo:margin-right="0cm" style:line-height-at-least="0.589cm" fo:text-align="start" style:justify-single-word="false" fo:text-indent="1.199cm" style:auto-text-indent="false" fo:background-color="transparent"/>
      <style:text-properties style:use-window-font-color="true" loext:opacity="0%" style:font-name="Arial1" fo:font-size="10.5pt" fo:language="fr" fo:country="FR" officeooo:rsid="0043fe5e" officeooo:paragraph-rsid="0046215e" style:font-name-asian="Arial2" style:font-size-asian="10.5pt" style:font-name-complex="Arial2" style:font-size-complex="10.5pt"/>
    </style:style>
    <style:style style:name="P18" style:family="paragraph" style:parent-style-name="Standard">
      <loext:graphic-properties draw:fill="none"/>
      <style:paragraph-properties fo:margin-left="0cm" fo:margin-right="0cm" style:line-height-at-least="0.589cm" fo:text-align="start" style:justify-single-word="false" fo:text-indent="1.199cm" style:auto-text-indent="false" fo:background-color="transparent"/>
      <style:text-properties style:use-window-font-color="true" loext:opacity="0%" style:font-name="Arial1" fo:font-size="10.5pt" fo:language="fr" fo:country="FR" officeooo:rsid="0076d5e1" officeooo:paragraph-rsid="0076d5e1" style:font-name-asian="Arial2" style:font-size-asian="10.5pt" style:font-name-complex="Arial2" style:font-size-complex="10.5pt"/>
    </style:style>
    <style:style style:name="P19" style:family="paragraph" style:parent-style-name="Standard">
      <loext:graphic-properties draw:fill="none"/>
      <style:paragraph-properties fo:margin-left="0cm" fo:margin-right="0cm" style:line-height-at-least="0.589cm" fo:text-align="start" style:justify-single-word="false" fo:text-indent="1.199cm" style:auto-text-indent="false" fo:background-color="transparent"/>
      <style:text-properties style:use-window-font-color="true" loext:opacity="0%" style:font-name="Arial1" fo:font-size="10.5pt" fo:language="fr" fo:country="FR" fo:font-weight="bold" officeooo:rsid="002a390b" officeooo:paragraph-rsid="002a390b" style:font-name-asian="Arial2" style:font-size-asian="10.5pt" style:font-weight-asian="bold" style:font-name-complex="Arial2" style:font-size-complex="10.5pt" style:font-weight-complex="bold"/>
    </style:style>
    <style:style style:name="P20" style:family="paragraph" style:parent-style-name="Standard">
      <loext:graphic-properties draw:fill="none"/>
      <style:paragraph-properties fo:margin-left="0cm" fo:margin-right="0cm" style:line-height-at-least="0.589cm" fo:text-align="start" style:justify-single-word="false" fo:text-indent="1.199cm" style:auto-text-indent="false" fo:background-color="transparent"/>
      <style:text-properties style:use-window-font-color="true" loext:opacity="0%" style:font-name="Arial1" fo:font-size="10.5pt" fo:language="fr" fo:country="FR" fo:font-weight="bold" officeooo:rsid="003668b0" officeooo:paragraph-rsid="00484363" style:font-name-asian="Arial2" style:font-size-asian="10.5pt" style:font-weight-asian="bold" style:font-name-complex="Arial2" style:font-size-complex="10.5pt" style:font-weight-complex="bold"/>
    </style:style>
    <style:style style:name="P21" style:family="paragraph" style:parent-style-name="Standard">
      <loext:graphic-properties draw:fill="none"/>
      <style:paragraph-properties fo:margin-left="0cm" fo:margin-right="0cm" style:line-height-at-least="0.589cm" fo:text-align="start" style:justify-single-word="false" fo:text-indent="1.199cm" style:auto-text-indent="false" fo:background-color="transparent"/>
      <style:text-properties style:use-window-font-color="true" loext:opacity="0%" style:font-name="Arial1" fo:font-size="10.5pt" fo:language="fr" fo:country="FR" fo:font-weight="bold" officeooo:rsid="003bbf70" officeooo:paragraph-rsid="003bbf70" style:font-name-asian="Arial2" style:font-size-asian="10.5pt" style:font-weight-asian="bold" style:font-name-complex="Arial2" style:font-size-complex="10.5pt" style:font-weight-complex="bold"/>
    </style:style>
    <style:style style:name="P22" style:family="paragraph" style:parent-style-name="Standard">
      <loext:graphic-properties draw:fill="none"/>
      <style:paragraph-properties fo:margin-left="0cm" fo:margin-right="0cm" style:line-height-at-least="0.589cm" fo:text-align="start" style:justify-single-word="false" fo:text-indent="1.199cm" style:auto-text-indent="false" fo:background-color="transparent"/>
      <style:text-properties style:use-window-font-color="true" loext:opacity="0%" style:font-name="Arial1" fo:font-size="10.5pt" fo:language="fr" fo:country="FR" fo:font-weight="bold" officeooo:rsid="0050ac2f" officeooo:paragraph-rsid="0050ac2f" style:font-name-asian="Arial2" style:font-size-asian="10.5pt" style:font-weight-asian="bold" style:font-name-complex="Arial2" style:font-size-complex="10.5pt" style:font-weight-complex="bold"/>
    </style:style>
    <style:style style:name="P23" style:family="paragraph" style:parent-style-name="Standard">
      <loext:graphic-properties draw:fill="none"/>
      <style:paragraph-properties fo:margin-left="0cm" fo:margin-right="0cm" style:line-height-at-least="0.589cm" fo:text-align="start" style:justify-single-word="false" fo:text-indent="1.199cm" style:auto-text-indent="false" fo:background-color="transparent"/>
      <style:text-properties style:use-window-font-color="true" loext:opacity="0%" style:font-name="Arial1" fo:font-size="10.5pt" fo:language="fr" fo:country="FR" fo:font-weight="bold" officeooo:rsid="0043fe5e" officeooo:paragraph-rsid="0043fe5e" style:font-name-asian="Arial2" style:font-size-asian="10.5pt" style:font-weight-asian="bold" style:font-name-complex="Arial2" style:font-size-complex="10.5pt" style:font-weight-complex="bold"/>
    </style:style>
    <style:style style:name="P24" style:family="paragraph" style:parent-style-name="Standard">
      <loext:graphic-properties draw:fill="none"/>
      <style:paragraph-properties fo:margin-left="0cm" fo:margin-right="0cm" style:line-height-at-least="0.589cm" fo:text-align="start" style:justify-single-word="false" fo:text-indent="1.199cm" style:auto-text-indent="false" fo:background-color="transparent"/>
      <style:text-properties style:font-name="Arial1" fo:font-size="10.5pt" fo:language="fr" fo:country="FR" officeooo:rsid="0024cfe5" officeooo:paragraph-rsid="0026c42b" style:font-size-asian="10.5pt" style:font-size-complex="10.5pt"/>
    </style:style>
    <style:style style:name="P25" style:family="paragraph" style:parent-style-name="Standard">
      <loext:graphic-properties draw:fill="none"/>
      <style:paragraph-properties fo:margin-left="0cm" fo:margin-right="0cm" style:line-height-at-least="0.589cm" fo:text-align="start" style:justify-single-word="false" fo:text-indent="1.199cm" style:auto-text-indent="false" fo:background-color="transparent"/>
      <style:text-properties style:font-name="Arial1" fo:font-size="10.5pt" fo:language="fr" fo:country="FR" officeooo:rsid="003bbf70" officeooo:paragraph-rsid="003bbf70" style:font-size-asian="10.5pt" style:font-size-complex="10.5pt"/>
    </style:style>
    <style:style style:name="P26" style:family="paragraph" style:parent-style-name="Standard">
      <loext:graphic-properties draw:fill="none"/>
      <style:paragraph-properties fo:margin-left="0cm" fo:margin-right="0cm" style:line-height-at-least="0.589cm" fo:text-align="start" style:justify-single-word="false" fo:text-indent="1.199cm" style:auto-text-indent="false" fo:background-color="transparent"/>
      <style:text-properties style:font-name="Arial1" fo:font-size="10.5pt" fo:language="fr" fo:country="FR" officeooo:paragraph-rsid="001993c9" style:font-size-asian="10.5pt" style:font-size-complex="10.5pt"/>
    </style:style>
    <style:style style:name="P27" style:family="paragraph" style:parent-style-name="Standard">
      <loext:graphic-properties draw:fill="none"/>
      <style:paragraph-properties fo:margin-left="0cm" fo:margin-right="0cm" style:line-height-at-least="0.589cm" fo:text-align="start" style:justify-single-word="false" fo:text-indent="1.199cm" style:auto-text-indent="false" fo:background-color="transparent"/>
      <style:text-properties style:font-name="Arial1" fo:font-size="10.5pt" fo:language="fr" fo:country="FR" style:text-underline-style="none" fo:font-weight="bold" officeooo:rsid="004a892b" officeooo:paragraph-rsid="004a892b" style:font-size-asian="10.5pt" style:font-weight-asian="bold" style:font-size-complex="10.5pt" style:font-weight-complex="bold"/>
    </style:style>
    <style:style style:name="P28" style:family="paragraph" style:parent-style-name="Standard">
      <loext:graphic-properties draw:fill="none"/>
      <style:paragraph-properties fo:margin-left="0cm" fo:margin-right="0cm" style:line-height-at-least="0.589cm" fo:text-align="start" style:justify-single-word="false" fo:text-indent="1.199cm" style:auto-text-indent="false" fo:background-color="transparent"/>
      <style:text-properties style:font-name="Arial1" fo:font-size="10.5pt" fo:language="fr" fo:country="FR" style:text-underline-style="none" fo:font-weight="bold" officeooo:rsid="00287500" officeooo:paragraph-rsid="00287500" style:font-size-asian="10.5pt" style:font-weight-asian="bold" style:font-size-complex="10.5pt" style:font-weight-complex="bold"/>
    </style:style>
    <style:style style:name="P29" style:family="paragraph" style:parent-style-name="Standard">
      <loext:graphic-properties draw:fill="none"/>
      <style:paragraph-properties fo:margin-left="0cm" fo:margin-right="0cm" style:line-height-at-least="0.589cm" fo:text-align="start" style:justify-single-word="false" fo:text-indent="1.199cm" style:auto-text-indent="false" fo:background-color="transparent"/>
      <style:text-properties style:font-name="Arial1" fo:font-size="10.5pt" fo:language="fr" fo:country="FR" style:text-underline-style="none" fo:font-weight="normal" officeooo:rsid="004b0752" officeooo:paragraph-rsid="004b0752" style:font-size-asian="10.5pt" style:font-weight-asian="normal" style:font-size-complex="10.5pt" style:font-weight-complex="normal"/>
    </style:style>
    <style:style style:name="P30" style:family="paragraph" style:parent-style-name="Standard">
      <loext:graphic-properties draw:fill="none"/>
      <style:paragraph-properties fo:margin-left="0cm" fo:margin-right="0cm" style:line-height-at-least="0.589cm" fo:text-align="start" style:justify-single-word="false" fo:text-indent="1.199cm" style:auto-text-indent="false" fo:background-color="transparent"/>
      <style:text-properties style:font-name="Arial1" fo:font-size="10.5pt" fo:language="fr" fo:country="FR" style:text-underline-style="none" fo:font-weight="normal" officeooo:rsid="004a892b" officeooo:paragraph-rsid="004a892b" style:font-size-asian="10.5pt" style:font-weight-asian="normal" style:font-size-complex="10.5pt" style:font-weight-complex="normal"/>
    </style:style>
    <style:style style:name="P31" style:family="paragraph" style:parent-style-name="Standard">
      <loext:graphic-properties draw:fill="none"/>
      <style:paragraph-properties fo:margin-left="0cm" fo:margin-right="0cm" style:line-height-at-least="0.589cm" fo:text-align="start" style:justify-single-word="false" fo:text-indent="1.199cm" style:auto-text-indent="false" fo:background-color="transparent"/>
      <style:text-properties style:font-name="Arial1" fo:font-size="10.5pt" fo:language="fr" fo:country="FR" fo:font-weight="bold" officeooo:rsid="00462b90" officeooo:paragraph-rsid="00462b90" style:font-size-asian="10.5pt" style:font-weight-asian="bold" style:font-size-complex="10.5pt" style:font-weight-complex="bold"/>
    </style:style>
    <style:style style:name="P32" style:family="paragraph" style:parent-style-name="Standard">
      <loext:graphic-properties draw:fill="none"/>
      <style:paragraph-properties fo:margin-left="0cm" fo:margin-right="0cm" style:line-height-at-least="0.589cm" fo:text-align="start" style:justify-single-word="false" fo:text-indent="1.199cm" style:auto-text-indent="false" fo:background-color="transparent"/>
      <style:text-properties style:font-name="Arial1" fo:font-size="10.5pt" fo:language="fr" fo:country="FR" fo:font-weight="bold" officeooo:rsid="002a390b" officeooo:paragraph-rsid="002a390b" style:font-size-asian="10.5pt" style:font-weight-asian="bold" style:font-size-complex="10.5pt" style:font-weight-complex="bold"/>
    </style:style>
    <style:style style:name="P33" style:family="paragraph" style:parent-style-name="Standard">
      <loext:graphic-properties draw:fill="none"/>
      <style:paragraph-properties fo:margin-left="0cm" fo:margin-right="0cm" style:line-height-at-least="0.589cm" fo:text-align="start" style:justify-single-word="false" fo:text-indent="1.199cm" style:auto-text-indent="false" fo:background-color="transparent"/>
      <style:text-properties style:font-name="Arial1" fo:font-size="10.5pt" officeooo:paragraph-rsid="002a390b" style:font-size-asian="10.5pt" style:font-size-complex="10.5pt"/>
    </style:style>
    <style:style style:name="P34" style:family="paragraph" style:parent-style-name="Standard" style:master-page-name="">
      <loext:graphic-properties draw:fill="solid" draw:fill-color="#ffffff"/>
      <style:paragraph-properties fo:margin-left="0cm" fo:margin-right="0cm" fo:margin-top="0.494cm" fo:margin-bottom="0.042cm" style:contextual-spacing="false" style:line-height-at-least="0.593cm" fo:text-indent="1.199cm" style:auto-text-indent="false" style:page-number="auto" fo:background-color="#ffffff"/>
      <style:text-properties style:font-name="Arial1" fo:font-size="10.5pt" officeooo:rsid="008284f2" officeooo:paragraph-rsid="008284f2" style:font-size-asian="10.5pt" style:font-size-complex="10.5pt"/>
    </style:style>
    <style:style style:name="P35" style:family="paragraph" style:parent-style-name="Standard">
      <loext:graphic-properties draw:fill="solid" draw:fill-color="#ffffff"/>
      <style:paragraph-properties fo:margin-left="0cm" fo:margin-right="0cm" fo:margin-top="0.494cm" fo:margin-bottom="0.042cm" style:contextual-spacing="false" style:line-height-at-least="0.593cm" fo:text-indent="1.199cm" style:auto-text-indent="false" fo:background-color="#ffffff"/>
      <style:text-properties style:font-name="Arial1" fo:font-size="10.5pt" officeooo:rsid="0096e4f2" officeooo:paragraph-rsid="0096e4f2" style:font-size-asian="10.5pt" style:font-size-complex="10.5pt"/>
    </style:style>
    <style:style style:name="P36" style:family="paragraph" style:parent-style-name="Standard">
      <loext:graphic-properties draw:fill="solid" draw:fill-color="#ffffff"/>
      <style:paragraph-properties fo:margin-left="0cm" fo:margin-right="0cm" fo:margin-top="0.494cm" fo:margin-bottom="0.042cm" style:contextual-spacing="false" style:line-height-at-least="0.593cm" fo:text-indent="1.199cm" style:auto-text-indent="false" fo:background-color="#ffffff"/>
      <style:text-properties style:font-name="Arial1" fo:font-size="10.5pt" fo:font-weight="bold" officeooo:rsid="0096e4f2" officeooo:paragraph-rsid="0096e4f2" style:font-size-asian="10.5pt" style:font-weight-asian="bold" style:font-size-complex="10.5pt" style:font-weight-complex="bold"/>
    </style:style>
    <style:style style:name="P37" style:family="paragraph" style:parent-style-name="Standard" style:master-page-name="">
      <loext:graphic-properties draw:fill="none"/>
      <style:paragraph-properties fo:margin-left="0cm" fo:margin-right="0cm" fo:text-align="start" style:justify-single-word="false" fo:text-indent="1.199cm" style:auto-text-indent="false" style:page-number="auto" fo:background-color="transparent"/>
      <style:text-properties style:font-name="Arial1" fo:font-size="10.5pt" fo:language="fr" fo:country="FR" officeooo:paragraph-rsid="001993c9" style:font-size-asian="10.5pt" style:font-size-complex="10.5pt"/>
    </style:style>
    <style:style style:name="P38" style:family="paragraph" style:parent-style-name="Standard" style:master-page-name="">
      <loext:graphic-properties draw:fill="none"/>
      <style:paragraph-properties fo:margin-left="0cm" fo:margin-right="0cm" fo:text-indent="1.199cm" style:auto-text-indent="false" style:page-number="auto" fo:background-color="transparent"/>
      <style:text-properties style:font-name="Arial1" fo:font-size="10.5pt" fo:font-weight="bold" officeooo:paragraph-rsid="0046215e" style:font-size-asian="10.5pt" style:font-weight-asian="bold" style:font-size-complex="10.5pt" style:font-weight-complex="bold"/>
    </style:style>
    <style:style style:name="P39" style:family="paragraph" style:parent-style-name="Standard" style:master-page-name="">
      <loext:graphic-properties draw:fill="none"/>
      <style:paragraph-properties fo:margin-left="0cm" fo:margin-right="0cm" fo:text-indent="1.3cm" style:auto-text-indent="false" style:page-number="auto" fo:background-color="transparent"/>
      <style:text-properties style:font-name="Arial1" fo:font-size="10.5pt" fo:font-weight="bold" officeooo:paragraph-rsid="0046215e" style:font-size-asian="10.5pt" style:font-weight-asian="bold" style:font-size-complex="10.5pt" style:font-weight-complex="bold"/>
    </style:style>
    <style:style style:name="T1" style:family="text">
      <style:text-properties officeooo:rsid="001a5664"/>
    </style:style>
    <style:style style:name="T2" style:family="text">
      <style:text-properties officeooo:rsid="001bd6e6"/>
    </style:style>
    <style:style style:name="T3" style:family="text">
      <style:text-properties officeooo:rsid="001cdfe1"/>
    </style:style>
    <style:style style:name="T4" style:family="text">
      <style:text-properties officeooo:rsid="001ebf44"/>
    </style:style>
    <style:style style:name="T5" style:family="text">
      <style:text-properties officeooo:rsid="001ee675"/>
    </style:style>
    <style:style style:name="T6" style:family="text">
      <style:text-properties officeooo:rsid="0020e381"/>
    </style:style>
    <style:style style:name="T7" style:family="text">
      <style:text-properties officeooo:rsid="00210bdc"/>
    </style:style>
    <style:style style:name="T8" style:family="text">
      <style:text-properties officeooo:rsid="00212ae2"/>
    </style:style>
    <style:style style:name="T9" style:family="text">
      <style:text-properties officeooo:rsid="002181e4"/>
    </style:style>
    <style:style style:name="T10" style:family="text">
      <style:text-properties officeooo:rsid="0022a594"/>
    </style:style>
    <style:style style:name="T11" style:family="text">
      <style:text-properties officeooo:rsid="0024cfe5"/>
    </style:style>
    <style:style style:name="T12" style:family="text">
      <style:text-properties officeooo:rsid="001993c9"/>
    </style:style>
    <style:style style:name="T13" style:family="text">
      <style:text-properties officeooo:rsid="0024dc3a"/>
    </style:style>
    <style:style style:name="T14" style:family="text">
      <style:text-properties officeooo:rsid="0026b19c"/>
    </style:style>
    <style:style style:name="T15" style:family="text">
      <style:text-properties style:use-window-font-color="true" loext:opacity="0%" style:text-position="super 58%" officeooo:rsid="0024dc3a" style:font-name-asian="Arial2" style:font-name-complex="Arial2"/>
    </style:style>
    <style:style style:name="T16" style:family="text">
      <style:text-properties style:use-window-font-color="true" loext:opacity="0%" style:font-name="Arial1" fo:font-size="10.5pt" style:text-underline-style="none" style:font-size-asian="10.5pt" style:font-name-complex="Arial2" style:font-size-complex="10.5pt"/>
    </style:style>
    <style:style style:name="T17" style:family="text">
      <style:text-properties style:use-window-font-color="true" loext:opacity="0%" style:font-name="Arial1" fo:font-size="10.5pt" style:text-underline-style="none" officeooo:rsid="007def23" style:font-size-asian="10.5pt" style:font-name-complex="Arial2" style:font-size-complex="10.5pt"/>
    </style:style>
    <style:style style:name="T18" style:family="text">
      <style:text-properties style:use-window-font-color="true" loext:opacity="0%" style:font-name="Arial1" fo:font-size="10.5pt" style:text-underline-style="none" officeooo:rsid="007e7f38" style:font-size-asian="10.5pt" style:font-name-complex="Arial2" style:font-size-complex="10.5pt"/>
    </style:style>
    <style:style style:name="T19" style:family="text">
      <style:text-properties style:use-window-font-color="true" loext:opacity="0%" style:font-name="Arial1" fo:font-size="10.5pt" style:text-underline-style="none" officeooo:rsid="0043fe5e" style:font-name-asian="Arial2" style:font-size-asian="10.5pt" style:font-name-complex="Arial2" style:font-size-complex="10.5pt"/>
    </style:style>
    <style:style style:name="T20" style:family="text">
      <style:text-properties style:use-window-font-color="true" loext:opacity="0%" style:font-name="Arial1" fo:font-size="10.5pt" style:text-underline-style="none" officeooo:rsid="007e7f38" style:font-name-asian="Arial2" style:font-size-asian="10.5pt" style:font-name-complex="Arial2" style:font-size-complex="10.5pt"/>
    </style:style>
    <style:style style:name="T21" style:family="text">
      <style:text-properties style:use-window-font-color="true" loext:opacity="0%" style:font-name="Arial1" fo:font-size="10.5pt" fo:language="zxx" fo:country="none" style:text-underline-style="none" officeooo:rsid="007c4ffc" style:font-name-asian="Times New Roman1" style:font-size-asian="10.5pt" style:language-asian="zxx" style:country-asian="none" style:font-name-complex="Arial2" style:font-size-complex="10.5pt" style:language-complex="zxx" style:country-complex="none"/>
    </style:style>
    <style:style style:name="T22" style:family="text">
      <style:text-properties style:use-window-font-color="true" loext:opacity="0%" style:font-name="Arial1" fo:font-size="10.5pt" fo:language="fr" fo:country="FR" style:text-underline-style="none" officeooo:rsid="0043fe5e" style:font-name-asian="Arial2" style:font-size-asian="10.5pt" style:font-name-complex="Arial2" style:font-size-complex="10.5pt"/>
    </style:style>
    <style:style style:name="T23" style:family="text">
      <style:text-properties style:use-window-font-color="true" loext:opacity="0%" style:font-name-asian="Arial2" style:font-name-complex="Arial2"/>
    </style:style>
    <style:style style:name="T24" style:family="text">
      <style:text-properties style:use-window-font-color="true" loext:opacity="0%" officeooo:rsid="0026c42b" style:font-name-asian="Arial2" style:font-name-complex="Arial2"/>
    </style:style>
    <style:style style:name="T25" style:family="text">
      <style:text-properties style:use-window-font-color="true" loext:opacity="0%" officeooo:rsid="0024dc3a" style:font-name-asian="Arial2" style:font-name-complex="Arial2"/>
    </style:style>
    <style:style style:name="T26" style:family="text">
      <style:text-properties style:use-window-font-color="true" loext:opacity="0%" officeooo:rsid="0030cca2" style:font-name-asian="Arial2" style:font-name-complex="Arial2"/>
    </style:style>
    <style:style style:name="T27" style:family="text">
      <style:text-properties style:use-window-font-color="true" loext:opacity="0%" officeooo:rsid="003382b1" style:font-name-asian="Arial2" style:font-name-complex="Arial2"/>
    </style:style>
    <style:style style:name="T28" style:family="text">
      <style:text-properties style:use-window-font-color="true" loext:opacity="0%" officeooo:rsid="0034f66e" style:font-name-asian="Arial2" style:font-name-complex="Arial2"/>
    </style:style>
    <style:style style:name="T29" style:family="text">
      <style:text-properties style:use-window-font-color="true" loext:opacity="0%" officeooo:rsid="0049fa1d" style:font-name-asian="Arial2" style:font-name-complex="Arial2"/>
    </style:style>
    <style:style style:name="T30" style:family="text">
      <style:text-properties style:use-window-font-color="true" loext:opacity="0%" officeooo:rsid="00370143" style:font-name-asian="Arial2" style:font-name-complex="Arial2"/>
    </style:style>
    <style:style style:name="T31" style:family="text">
      <style:text-properties style:use-window-font-color="true" loext:opacity="0%" officeooo:rsid="00484363" style:font-name-asian="Arial2" style:font-name-complex="Arial2"/>
    </style:style>
    <style:style style:name="T32" style:family="text">
      <style:text-properties style:use-window-font-color="true" loext:opacity="0%" officeooo:rsid="003c9ffb" style:font-name-asian="Arial2" style:font-name-complex="Arial2"/>
    </style:style>
    <style:style style:name="T33" style:family="text">
      <style:text-properties style:use-window-font-color="true" loext:opacity="0%" officeooo:rsid="003d657b" style:font-name-asian="Arial2" style:font-name-complex="Arial2"/>
    </style:style>
    <style:style style:name="T34" style:family="text">
      <style:text-properties style:use-window-font-color="true" loext:opacity="0%" officeooo:rsid="003f534d" style:font-name-asian="Arial2" style:font-name-complex="Arial2"/>
    </style:style>
    <style:style style:name="T35" style:family="text">
      <style:text-properties style:use-window-font-color="true" loext:opacity="0%" officeooo:rsid="003fb6dd" style:font-name-asian="Arial2" style:font-name-complex="Arial2"/>
    </style:style>
    <style:style style:name="T36" style:family="text">
      <style:text-properties style:use-window-font-color="true" loext:opacity="0%" officeooo:rsid="0041344e" style:font-name-asian="Arial2" style:font-name-complex="Arial2"/>
    </style:style>
    <style:style style:name="T37" style:family="text">
      <style:text-properties style:use-window-font-color="true" loext:opacity="0%" officeooo:rsid="00422ff1" style:font-name-asian="Arial2" style:font-name-complex="Arial2"/>
    </style:style>
    <style:style style:name="T38" style:family="text">
      <style:text-properties style:use-window-font-color="true" loext:opacity="0%" officeooo:rsid="00398da6" style:font-name-asian="Arial2" style:font-name-complex="Arial2"/>
    </style:style>
    <style:style style:name="T39" style:family="text">
      <style:text-properties style:use-window-font-color="true" loext:opacity="0%" fo:language="fr" fo:country="FR" officeooo:rsid="002a390b" style:font-name-asian="Arial2" style:font-name-complex="Arial2"/>
    </style:style>
    <style:style style:name="T40" style:family="text">
      <style:text-properties style:use-window-font-color="true" loext:opacity="0%" fo:language="fr" fo:country="FR" officeooo:rsid="002e8a26" style:font-name-asian="Arial2" style:font-name-complex="Arial2"/>
    </style:style>
    <style:style style:name="T41" style:family="text">
      <style:text-properties style:use-window-font-color="true" loext:opacity="0%" fo:language="fr" fo:country="FR" officeooo:rsid="002f2f9a" style:font-name-asian="Arial2" style:font-name-complex="Arial2"/>
    </style:style>
    <style:style style:name="T42" style:family="text">
      <style:text-properties style:use-window-font-color="true" loext:opacity="0%" fo:language="fr" fo:country="FR" officeooo:rsid="00300f4a" style:font-name-asian="Arial2" style:font-name-complex="Arial2"/>
    </style:style>
    <style:style style:name="T43" style:family="text">
      <style:text-properties style:use-window-font-color="true" loext:opacity="0%" fo:language="fr" fo:country="FR" officeooo:rsid="0030cca2" style:font-name-asian="Arial2" style:font-name-complex="Arial2"/>
    </style:style>
    <style:style style:name="T44" style:family="text">
      <style:text-properties style:use-window-font-color="true" loext:opacity="0%" style:text-underline-style="none" officeooo:rsid="0030cca2" style:font-name-asian="Arial2" style:font-name-complex="Arial2"/>
    </style:style>
    <style:style style:name="T45" style:family="text">
      <style:text-properties style:use-window-font-color="true" loext:opacity="0%" style:text-underline-style="none" officeooo:rsid="0031d3ae" style:font-name-asian="Arial2" style:font-name-complex="Arial2"/>
    </style:style>
    <style:style style:name="T46" style:family="text">
      <style:text-properties style:use-window-font-color="true" loext:opacity="0%" fo:language="zxx" fo:country="none" style:text-underline-style="none" officeooo:rsid="0031d3ae" style:font-name-asian="Arial2" style:language-asian="zxx" style:country-asian="none" style:font-name-complex="Arial2" style:language-complex="zxx" style:country-complex="none"/>
    </style:style>
    <style:style style:name="T47" style:family="text">
      <style:text-properties style:use-window-font-color="true" loext:opacity="0%" fo:language="zxx" fo:country="none" style:text-underline-style="solid" style:text-underline-width="auto" style:text-underline-color="font-color" officeooo:rsid="0031d3ae" style:font-name-asian="Arial2" style:language-asian="zxx" style:country-asian="none" style:font-name-complex="Arial2" style:language-complex="zxx" style:country-complex="none"/>
    </style:style>
    <style:style style:name="T48" style:family="text">
      <style:text-properties officeooo:rsid="0026c42b"/>
    </style:style>
    <style:style style:name="T49" style:family="text">
      <style:text-properties officeooo:rsid="002a390b"/>
    </style:style>
    <style:style style:name="T50" style:family="text">
      <style:text-properties officeooo:rsid="002b36ed"/>
    </style:style>
    <style:style style:name="T51" style:family="text">
      <style:text-properties officeooo:rsid="003c1fd2"/>
    </style:style>
    <style:style style:name="T52" style:family="text">
      <style:text-properties fo:color="#222222" loext:opacity="100%" style:font-name="Arial1" fo:font-size="10.5pt" fo:language="fr" fo:country="FR" officeooo:rsid="0043fe5e" style:font-name-asian="Arial2" style:font-size-asian="10.5pt" style:font-name-complex="Arial2" style:font-size-complex="10.5pt"/>
    </style:style>
    <style:style style:name="T53" style:family="text">
      <style:text-properties fo:color="#222222" loext:opacity="100%" style:font-name="Arial1" fo:font-size="10.5pt" fo:language="fr" fo:country="FR" officeooo:rsid="007e7f38" style:font-name-asian="Arial2" style:font-size-asian="10.5pt" style:font-name-complex="Arial2" style:font-size-complex="10.5pt"/>
    </style:style>
    <style:style style:name="T54" style:family="text">
      <style:text-properties fo:color="#222222" loext:opacity="100%" fo:language="fr" fo:country="FR" fo:background-color="#ffffff" loext:char-shading-value="0" style:font-name-asian="Arial2" style:font-name-complex="Arial2"/>
    </style:style>
    <style:style style:name="T55" style:family="text">
      <style:text-properties fo:color="#222222" loext:opacity="100%" fo:language="fr" fo:country="FR" officeooo:rsid="0043fe5e" fo:background-color="#ffffff" loext:char-shading-value="0" style:font-name-asian="Arial2" style:font-name-complex="Arial2"/>
    </style:style>
    <style:style style:name="T56" style:family="text">
      <style:text-properties fo:color="#222222" loext:opacity="100%" fo:language="fr" fo:country="FR" officeooo:rsid="008349de" fo:background-color="#ffffff" loext:char-shading-value="0" style:font-name-asian="Arial2" style:font-name-complex="Arial2"/>
    </style:style>
    <style:style style:name="T57" style:family="text">
      <style:text-properties fo:color="#222222" loext:opacity="100%" fo:language="fr" fo:country="FR" officeooo:rsid="008402f6" fo:background-color="#ffffff" loext:char-shading-value="0" style:font-name-asian="Arial2" style:font-name-complex="Arial2"/>
    </style:style>
    <style:style style:name="T58" style:family="text">
      <style:text-properties fo:color="#222222" loext:opacity="100%" fo:language="fr" fo:country="FR" officeooo:rsid="008592f5" fo:background-color="#ffffff" loext:char-shading-value="0" style:font-name-asian="Arial2" style:font-name-complex="Arial2"/>
    </style:style>
    <style:style style:name="T59" style:family="text">
      <style:text-properties fo:color="#222222" loext:opacity="100%" fo:language="fr" fo:country="FR" officeooo:rsid="00874743" fo:background-color="#ffffff" loext:char-shading-value="0" style:font-name-asian="Arial2" style:font-name-complex="Arial2"/>
    </style:style>
    <style:style style:name="T60" style:family="text">
      <style:text-properties fo:color="#222222" loext:opacity="100%" fo:language="fr" fo:country="FR" officeooo:rsid="008920f3" fo:background-color="#ffffff" loext:char-shading-value="0" style:font-name-asian="Arial2" style:font-name-complex="Arial2"/>
    </style:style>
    <style:style style:name="T61" style:family="text">
      <style:text-properties fo:color="#222222" loext:opacity="100%" fo:language="fr" fo:country="FR" officeooo:rsid="008b0cfa" fo:background-color="#ffffff" loext:char-shading-value="0" style:font-name-asian="Arial2" style:font-name-complex="Arial2"/>
    </style:style>
    <style:style style:name="T62" style:family="text">
      <style:text-properties fo:color="#222222" loext:opacity="100%" fo:language="fr" fo:country="FR" officeooo:rsid="0092f8c8" fo:background-color="#ffffff" loext:char-shading-value="0" style:font-name-asian="Arial2" style:font-name-complex="Arial2"/>
    </style:style>
    <style:style style:name="T63" style:family="text">
      <style:text-properties fo:color="#222222" loext:opacity="100%" fo:language="fr" fo:country="FR" officeooo:rsid="008c43b3" fo:background-color="#ffffff" loext:char-shading-value="0" style:font-name-asian="Arial2" style:font-name-complex="Arial2"/>
    </style:style>
    <style:style style:name="T64" style:family="text">
      <style:text-properties fo:color="#222222" loext:opacity="100%" fo:language="fr" fo:country="FR" officeooo:rsid="008fbdbb" fo:background-color="#ffffff" loext:char-shading-value="0" style:font-name-asian="Arial2" style:font-name-complex="Arial2"/>
    </style:style>
    <style:style style:name="T65" style:family="text">
      <style:text-properties fo:color="#222222" loext:opacity="100%" fo:language="fr" fo:country="FR" officeooo:rsid="00917150" fo:background-color="#ffffff" loext:char-shading-value="0" style:font-name-asian="Arial2" style:font-name-complex="Arial2"/>
    </style:style>
    <style:style style:name="T66" style:family="text">
      <style:text-properties fo:color="#222222" loext:opacity="100%" fo:language="fr" fo:country="FR" officeooo:rsid="00958ca2" fo:background-color="#ffffff" loext:char-shading-value="0" style:font-name-asian="Arial2" style:font-name-complex="Arial2"/>
    </style:style>
    <style:style style:name="T67" style:family="text">
      <style:text-properties fo:color="#222222" loext:opacity="100%" fo:language="fr" fo:country="FR" officeooo:rsid="00988bab" fo:background-color="#ffffff" loext:char-shading-value="0" style:font-name-asian="Arial2" style:font-name-complex="Arial2"/>
    </style:style>
    <style:style style:name="T68" style:family="text">
      <style:text-properties fo:color="#222222" loext:opacity="100%" fo:language="fr" fo:country="FR" officeooo:rsid="009b1452" fo:background-color="#ffffff" loext:char-shading-value="0" style:font-name-asian="Arial2" style:font-name-complex="Arial2"/>
    </style:style>
    <style:style style:name="T69" style:family="text">
      <style:text-properties fo:color="#222222" loext:opacity="100%" fo:language="fr" fo:country="FR" officeooo:rsid="009cd786" fo:background-color="#ffffff" loext:char-shading-value="0" style:font-name-asian="Arial2" style:font-name-complex="Arial2"/>
    </style:style>
    <style:style style:name="T70" style:family="text">
      <style:text-properties officeooo:rsid="004d4bb8"/>
    </style:style>
    <style:style style:name="T71" style:family="text">
      <style:text-properties officeooo:rsid="00510d4c"/>
    </style:style>
    <style:style style:name="T72" style:family="text">
      <style:text-properties officeooo:rsid="0051c2eb"/>
    </style:style>
    <style:style style:name="T73" style:family="text">
      <style:text-properties officeooo:rsid="0054d136"/>
    </style:style>
    <style:style style:name="T74" style:family="text">
      <style:text-properties officeooo:rsid="0059b966"/>
    </style:style>
    <style:style style:name="T75" style:family="text">
      <style:text-properties officeooo:rsid="005b18d4"/>
    </style:style>
    <style:style style:name="T76" style:family="text">
      <style:text-properties officeooo:rsid="005d7044"/>
    </style:style>
    <style:style style:name="T77" style:family="text">
      <style:text-properties officeooo:rsid="005e3c9b"/>
    </style:style>
    <style:style style:name="T78" style:family="text">
      <style:text-properties officeooo:rsid="005fcf14"/>
    </style:style>
    <style:style style:name="T79" style:family="text">
      <style:text-properties officeooo:rsid="005fdfe4"/>
    </style:style>
    <style:style style:name="T80" style:family="text">
      <style:text-properties officeooo:rsid="00608033"/>
    </style:style>
    <style:style style:name="T81" style:family="text">
      <style:text-properties officeooo:rsid="00616c37"/>
    </style:style>
    <style:style style:name="T82" style:family="text">
      <style:text-properties officeooo:rsid="006276d9"/>
    </style:style>
    <style:style style:name="T83" style:family="text">
      <style:text-properties officeooo:rsid="00628aaa"/>
    </style:style>
    <style:style style:name="T84" style:family="text">
      <style:text-properties officeooo:rsid="0064857e"/>
    </style:style>
    <style:style style:name="T85" style:family="text">
      <style:text-properties officeooo:rsid="0067f928"/>
    </style:style>
    <style:style style:name="T86" style:family="text">
      <style:text-properties officeooo:rsid="0068dd75"/>
    </style:style>
    <style:style style:name="T87" style:family="text">
      <style:text-properties officeooo:rsid="006b188c"/>
    </style:style>
    <style:style style:name="T88" style:family="text">
      <style:text-properties officeooo:rsid="006b59a4"/>
    </style:style>
    <style:style style:name="T89" style:family="text">
      <style:text-properties officeooo:rsid="006c1027"/>
    </style:style>
    <style:style style:name="T90" style:family="text">
      <style:text-properties officeooo:rsid="006cf58d"/>
    </style:style>
    <style:style style:name="T91" style:family="text">
      <style:text-properties officeooo:rsid="006eb717"/>
    </style:style>
    <style:style style:name="T92" style:family="text">
      <style:text-properties officeooo:rsid="00714b1b"/>
    </style:style>
    <style:style style:name="T93" style:family="text">
      <style:text-properties officeooo:rsid="0072ee1e"/>
    </style:style>
    <style:style style:name="T94" style:family="text">
      <style:text-properties officeooo:rsid="00748105"/>
    </style:style>
    <style:style style:name="T95" style:family="text">
      <style:text-properties officeooo:rsid="0074fec2"/>
    </style:style>
    <style:style style:name="T96" style:family="text">
      <style:text-properties officeooo:rsid="007811c3"/>
    </style:style>
    <style:style style:name="T97" style:family="text">
      <style:text-properties officeooo:rsid="00791f0e"/>
    </style:style>
    <style:style style:name="T98" style:family="text">
      <style:text-properties officeooo:rsid="007a2b9f"/>
    </style:style>
    <style:style style:name="T99" style:family="text">
      <style:text-properties officeooo:rsid="007a7e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L’Histoire du Scoutisme <text:span text:style-name="T50">Français</text:span></text:p>
      <text:p text:style-name="P37"/>
      <text:p text:style-name="P26"><text:span text:style-name="T12">Le Scoutisme fut créer en 1907 par </text:span><text:span text:style-name="T2">le </text:span><text:span text:style-name="T4">Colonel</text:span><text:span text:style-name="T2"> </text:span><text:span text:style-name="T12">Robert Baden-Powel, </text:span><text:span text:style-name="T5">plus tard nommé général,</text:span><text:span text:style-name="T12"> </text:span><text:span text:style-name="T1">suite au siège de Maf</text:span><text:span text:style-name="T3">e</text:span><text:span text:style-name="T1">king </text:span><text:span text:style-name="T4">(1900)</text:span><text:span text:style-name="T1"> dans la guerre contre les </text:span><text:span text:style-name="T4">Boers </text:span><text:span text:style-name="T6">où</text:span><text:span text:style-name="T4"> </text:span><text:span text:style-name="T6">il prend conscience que <text:s/>l’</text:span>« On peut demander à des adolescents autant qu’à des hommes ». <text:span text:style-name="T6">Riche de cette ex</text:span><text:span text:style-name="T7">périence, il organisera le premier camp scout sur l’île de Brow</text:span><text:span text:style-name="T11">n</text:span><text:span text:style-name="T7">sea. </text:span><text:span text:style-name="T8">Le Scoutisme se propagera d’abord en France par Nicolas Benoit en 1911 puis partout en Europe et dans le monde. </text:span><text:span text:style-name="T9">La branche des Louveteaux/ Louvettes fut crée par </text:span><text:span text:style-name="T10">Baden-Powel et Vera Barcley en 1916.</text:span></text:p>
      <text:p text:style-name="P26"/>
      <text:p text:style-name="P27">Les Éclaireurs Français</text:p>
      <text:p text:style-name="P29">Les Éclaireurs Français furent fondé en 1911 par Pierre de Coubertin. <text:span text:style-name="T70">Pierre de Coubertin n’étant pas en accord avec la philosophie de Baden-Powel va enlever Promesse et uniforme, bien que dès l’ouverture les scouts vont revêtir par eux-même uniforme presque militaire. </text:span><text:span text:style-name="T72">Le Mouvement ne marchera pas bien et disparaîtra en 1964 pour fusionner avec les EEDF. Certaine Troupe rejoindront cependant les ENF. </text:span><text:span text:style-name="T73">Ce fut un mouvement masculin et laïque.</text:span></text:p>
      <text:p text:style-name="P30"/>
      <text:p text:style-name="P28">Les EDF</text:p>
      <text:p text:style-name="P24">Les EDF ou Éclaireur<text:span text:style-name="T49">s</text:span> de France <text:span text:style-name="T13">ont été créer </text:span><text:span text:style-name="T14">le 2 décembre</text:span><text:span text:style-name="T13"> 1911 par Nicolas Benoit </text:span><text:span text:style-name="T48">et George Bertier</text:span><text:span text:style-name="T13">. </text:span><text:span text:style-name="T48">En 1914, les premières Éclaireuses font leur apparition.</text:span><text:span text:style-name="T13"> </text:span><text:span text:style-name="T24">Ensuite,</text:span><text:span text:style-name="T25"> en 1921 ce sont les premières meutes qui sont fondées. Puis quand la 2</text:span><text:span text:style-name="T15">nd</text:span><text:span text:style-name="T25"> Guerre est arrivée le scoutisme est interdit, alors les scouts se réunissent dans le grand secret et organisent des opérations de secourismes et des accueil de famille « évacuée ». En 1945, les EDF participent avec les FFE à la création d’un nouveau mouvement : les FFC ou Francs et Franches Camarades. Puis c’est au tour des Éclaireurs d’Afrique d’être fondé en 1957. En 1964 trois mouvements scouts fusionnent : les FFE, les Éclaireurs Français et le EDF, pour former les EEDF.</text:span></text:p>
      <text:p text:style-name="P7"/>
      <text:p text:style-name="P31"><text:span text:style-name="T25">L</text:span><text:span text:style-name="T23">es EEDF</text:span></text:p>
      <text:p text:style-name="P8">Les EEDF <text:span text:style-name="T76">ou Éclaireurs et Éclaireuses de France </text:span>ont été fondé en 1964 par la fusion des EDF, des Éclaireurs Français et de la branche neutre des FFE. <text:span text:style-name="T74">Jusqu’en 1978 le mouvement est instable, dut à une lutte intestine entre conservateur et moderne. </text:span><text:span text:style-name="T75">Ce mouvement est laïque, et prend position dans la politique ainsi que dans l’écologie.</text:span></text:p>
      <text:p text:style-name="P7"/>
      <text:p text:style-name="P19">Les EUF</text:p>
      <text:p text:style-name="P33"><text:span text:style-name="T39">Les EUF ou Éclaireurs Unioniste Français ont été fondé en janvier 1911 par Samuel Willianson et Henri et Charles Bonnamaux. </text:span><text:span text:style-name="T40">C’est un mouvement protestant </text:span><text:span text:style-name="T41">et uniquement masculin</text:span><text:span text:style-name="T40">. </text:span><text:span text:style-name="T41">Le louvetisme y fit son apparition en 1921 et les Routiers en 1928. </text:span><text:span text:style-name="T42">Ainsi, en octobre 1911, dix-neuf Troupes ont été crées pour un total de 173 Scout</text:span><text:span text:style-name="T43">s. Le coq Gaulois est pris pour emblème. </text:span><text:span text:style-name="T26">Le</text:span><text:span text:style-name="T44"> </text:span><text:span text:style-name="T46">31 Octobre</text:span><text:span text:style-name="T47"> </text:span><text:span text:style-name="T45">1920</text:span><text:span text:style-name="T26">, lors du </text:span><text:span text:style-name="T27">consil national</text:span><text:span text:style-name="T26">, les Éclaireurs Unionistes se détachent des </text:span><text:span text:style-name="T27">UCJG, Union Chretienne des Jeunes Gens,</text:span><text:span text:style-name="T26"> et deviennent une association autonome. </text:span><text:span text:style-name="T28">En aout 1940, l’emblème change, du coq Gaulois il devient la croix fleurdelisée. </text:span><text:span text:style-name="T29">En 1969, la FFEU fusionne avec les EUF pour fonder les FEEUF.</text:span></text:p>
      <text:p text:style-name="P9"/>
      <text:p text:style-name="P32"><text:span text:style-name="T23">Les </text:span><text:span text:style-name="T25">F</text:span><text:span text:style-name="T23">FE </text:span><text:span text:style-name="T30">ou FFEU</text:span></text:p>
      <text:p text:style-name="P25"><text:soft-page-break/><text:span text:style-name="T30">L</text:span><text:span text:style-name="T23">a FFE </text:span><text:span text:style-name="T31">ou Fédération Française des Éclaireuses </text:span><text:span text:style-name="T23">a été </text:span><text:span text:style-name="T32">crée </text:span><text:span text:style-name="T23">en 1921 </text:span><text:span text:style-name="T32">et est un mouvement exclusivement féminin. Il restera cependant les seul mouvement n’étant pas former par autour d’une même religion. Ce fut un mouvement ouvert à toutes les religions qui vit apparaître trois </text:span><text:span text:style-name="T33">section en son sein : la section neutre, la section protestante dite unioniste et la section israélite </text:span><text:span text:style-name="T34">(1927)</text:span><text:span text:style-name="T33">. </text:span><text:span text:style-name="T35">Leur jeunesse change </text:span><text:span text:style-name="T36">par rapport aux autres mouvements, au lieu du traditionnel louvetisme, les petits s’appellent les petites ailes. </text:span><text:span text:style-name="T37">La clairière devient une envolé, la sizaine une couvée, sizenier une Plume Noir. </text:span><text:span text:style-name="T30">E</text:span><text:span text:style-name="T38">n 1964, les FFE se scindent en trois une partie rejoint les EDF pour fonder les EEDF, une autre rejoignent les EI, et ceux qui reste deviennent les FFEU. </text:span></text:p>
      <text:p text:style-name="P10"/>
      <text:p text:style-name="P20">Les FEEUF <text:span text:style-name="T83">ou EEUDF</text:span></text:p>
      <text:p text:style-name="P11">Les FEEUF ou <text:span text:style-name="T77">Fédération des</text:span> Éclaireurs et Éclaireuses Unionistes de France ont été fondé en <text:span text:style-name="T78">1968 </text:span><text:span text:style-name="T79">par la fusion des FFEU et des EUF. </text:span><text:span text:style-name="T80">Le Mouvement, à l’image des EEDF, est instable à cause d’une lutte intestine entre traditionaliste</text:span><text:span text:style-name="T81">s</text:span><text:span text:style-name="T80"> et réformateur</text:span><text:span text:style-name="T81">s</text:span><text:span text:style-name="T80">. </text:span><text:span text:style-name="T82">L’explosion est évité de justesse par Jean Ruellan en 1978. </text:span><text:span text:style-name="T83">En 1995, dut au nombreux changements dans le mouvement notamment un début de mixité dans les unités, le Mouvement change de nom. Il devient les EEUDF ou Éclaireurs et Éclaireuses Unionistes de France. </text:span><text:span text:style-name="T84">C’est un mouvement protestant.</text:span></text:p>
      <text:p text:style-name="P12"/>
      <text:p text:style-name="P21">Les <text:span text:style-name="T51">EI ou </text:span>EIF <text:span text:style-name="T91">et</text:span><text:span text:style-name="T90"> EEIF</text:span></text:p>
      <text:p text:style-name="P13">Les EI/EIF ou Éclaireurs Israélites de France est fondé en 1923 par Robert Gamzon. <text:span text:style-name="T85">C’est un mouvement masculin et </text:span><text:span text:style-name="T86">juif. </text:span><text:span text:style-name="T87">Durant la Seconde Guerre, ils cacheront des enfants juifs et rejoindront la résistance. </text:span><text:span text:style-name="T88">Le Mouvement devient les EEIF lorsqu’il fusionne avec la branche israélite </text:span><text:span text:style-name="T89">des FFE en 1969.</text:span></text:p>
      <text:p text:style-name="P14"/>
      <text:p text:style-name="P22"><text:span text:style-name="T71">Les </text:span>ENF</text:p>
      <text:p text:style-name="P15">Les ENF ou Éclaireurs Neutre de France ont été fondé en 1947 par Marcel Lepage. <text:span text:style-name="T92">C’est un mouvement </text:span><text:span text:style-name="T93">neutre mais non laïque</text:span><text:span text:style-name="T92">, dans un esprit de respect d’autrui. </text:span><text:span text:style-name="T94">Ce mouvement laisse le choix à chacun de suivre la religion ou l’idéal qu’il veut et les pousse à grandir dans l’idéal qu’ils ont choisi. </text:span><text:span text:style-name="T95">C’est le seul Mouvement qui fonctionne ainsi.</text:span></text:p>
      <text:p text:style-name="P16"/>
      <text:p text:style-name="P23">Les GDF</text:p>
      <text:p text:style-name="P18">Les GDF ou Guide de France a été fondé en 1923 par Mme Duhamel. <text:span text:style-name="T96">Après plusieurs années de réticence de l’Église, le Mouvement se développe vite après 1927. </text:span><text:span text:style-name="T97">1968 voit l’avènement des Farandoles (6-8 ans). En 2004, à Lourdes, il est décidé que les GDF fusionne avec les Scout de France pour devenir SGDF. </text:span><text:span text:style-name="T98">Les Guides de France est un mouvement exclusivement féminin et catholique.</text:span></text:p>
      <text:p text:style-name="P17"/>
      <text:p text:style-name="P5"/>
      <text:p text:style-name="P39"><text:span text:style-name="T99">Les </text:span>Eclaireur<text:span text:style-name="T99">s</text:span> des alpes</text:p>
      <text:p text:style-name="P2"><text:span text:style-name="T16">En</text:span><text:span text:style-name="apple-converted-space"><text:span text:style-name="T16"> </text:span></text:span><text:span text:style-name="Internet_20_link"><text:span text:style-name="T21">1911</text:span></text:span><text:span text:style-name="T16">l'</text:span><text:span text:style-name="Internet_20_link"><text:span text:style-name="T17">abbé d'Andrais</text:span></text:span><text:span text:style-name="apple-converted-space"><text:span text:style-name="T17"> </text:span></text:span><text:span text:style-name="T16">met sur pied les "Eclaireurs des Alpes", un mouvement de scoutisme</text:span><text:span text:style-name="apple-converted-space"><text:span text:style-name="T16"> </text:span></text:span><text:span text:style-name="apple-converted-space"><text:span text:style-name="T17">alpin </text:span></text:span><text:span text:style-name="T16">catholique et dans le cadre de son patronage avec le soutien de son évêque Mgr Chapon. Une première troupe est créée au premier trimestre 1911 avec un uniforme embryonnaire: chemisette avec cravate et</text:span><text:span text:style-name="apple-converted-space"><text:span text:style-name="T16"> </text:span></text:span><text:span text:style-name="apple-converted-space"><text:span text:style-name="T18">béret </text:span></text:span><text:span text:style-name="T16">alpin. En 1912 influencé par la vision de l'uniforme des EUF on verra apparaître le foulard (rouge uni), le bâton et un costume en kaki uni (culotte, blouse et vareuse) avec chapeau de </text:span><text:soft-page-break/><text:span text:style-name="T16">cow boy pour la grande tenue. En 1913 les statuts seront agréés par le Gouvernement, sans doute au titre de la</text:span><text:span text:style-name="Internet_20_link"><text:span text:style-name="T16"> </text:span></text:span><text:span text:style-name="Internet_20_link"><text:span text:style-name="T18">Préparation Militaire</text:span></text:span><text:span text:style-name="T16">. Il y aurait eu treize unités regroupant jusqu'à six cents garçons, le siège de l'association se trouvant sur la paroisse Saint Joseph.</text:span></text:p>
      <text:p text:style-name="P3">Les activités du groupe sont très proches de celles du scoutisme de l'époque tandis que l'orientation parait proche de celle du Sillon mais aussi patriotique. Le fondateur parait avoir considéré le scoutisme comme une activité destinée en priorité aux grands adolescents.</text:p>
      <text:p text:style-name="P2"><text:span text:style-name="T52">En</text:span><text:span text:style-name="apple-converted-space"><text:span text:style-name="T52"> </text:span></text:span><text:span text:style-name="apple-converted-space"><text:span text:style-name="T53">1920 </text:span></text:span><text:span text:style-name="T52">les "alpins" se joignent aux</text:span><text:span text:style-name="Internet_20_link"><text:span text:style-name="T19"> </text:span></text:span><text:span text:style-name="Internet_20_link"><text:span text:style-name="T20">Scout de France</text:span></text:span><text:span text:style-name="T22">,</text:span><text:span text:style-name="T52"> en</text:span><text:span text:style-name="apple-converted-space"><text:span text:style-name="T52"> </text:span></text:span><text:span text:style-name="apple-converted-space"><text:span text:style-name="T53">1923 </text:span></text:span><text:span text:style-name="T52">a fusion est acquise.</text:span></text:p>
      <text:p text:style-name="P1"/>
      <text:p text:style-name="P38">Scout de France</text:p>
      <text:p text:style-name="P34"><text:span text:style-name="T55">L</text:span><text:span text:style-name="T54">es Scouts de France on été fondé en 1916 par Paul et Marcel Coze. </text:span><text:span text:style-name="T56">Le Mouvement a été très impopulaire au niveau de l’Église Catholique notamment parce que Baden-Powel était Protestant et soupçonn</text:span><text:span text:style-name="T57">é</text:span><text:span text:style-name="T56"> Franc-Maçon. </text:span><text:span text:style-name="T58">Ce sont le Père Jacque Sevin et l’Abbé Cornette </text:span><text:span text:style-name="T59">qui vont élaborer sa structure et permettre l’acceptation du mouvement par l’Église. </text:span><text:span text:style-name="T60">En 1924, les Routiers font leur apparition. </text:span><text:span text:style-name="T61">1947 voit la création du défi Raider-Scout. </text:span><text:span text:style-name="T62">Puis en 1971, l</text:span><text:span text:style-name="T63">e Mouvement change, les Éclaireurs sont divisé en deux groupes : les Rangers (12-14 ans) et les Pionniers (15-17 ans). </text:span><text:span text:style-name="T64">Ce changement provoque la déchirure du mouvement, beaucoup vont rejoindre les Scouts d’Europe, qui reprennent le fonctionnement initial des Scouts de France ou vont fonder les SUF ou Scout Unitaire de France, </text:span><text:span text:style-name="T65">proche du scoutisme européen. </text:span><text:span text:style-name="T62">Après plusieurs année de problèmes divers (peu d’adhérant, trésor faible ect…), les Scouts de France </text:span><text:span text:style-name="T66">fusionne avec les Guides de France et devient un mouvement mixte.</text:span></text:p>
      <text:p text:style-name="P36"><text:span text:style-name="T66">L</text:span><text:span text:style-name="T54">es Scouts d’Europe</text:span></text:p>
      <text:p text:style-name="P35"><text:span text:style-name="T54">Les Scouts d’Europe en France ont été fondé en 1958 par Jean-Claude Alain </text:span><text:span text:style-name="T67">sur le modèle du Père Jaque Sevin et de Baden-Powel, le but étant de recréer un scoutisme identique à celui de BP. </text:span><text:span text:style-name="T68">La branche français a eu quelque difficulté à se développer avec le reste de la fédération mais au bout de quelques années celle-ci furent dépass</text:span><text:span text:style-name="T69">é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apple-converted-space" style:family="text" style:parent-style-name="Default_20_Paragraph_20_Font"/>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7">
      <text:list-level-style-bullet text:level="1" text:style-name="ListLabel_20_55"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56"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57"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8"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9"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0"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61"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62"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63"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05T17:25:31.135451661</meta:creation-date>
    <dc:date>2021-07-07T18:22:43.788070230</dc:date>
    <meta:editing-duration>PT11H32M29S</meta:editing-duration>
    <meta:editing-cycles>126</meta:editing-cycles>
    <meta:generator>LibreOffice/7.0.4.2$Linux_X86_64 LibreOffice_project/00$Build-2</meta:generator>
    <meta:document-statistic meta:table-count="0" meta:image-count="0" meta:object-count="0" meta:page-count="3" meta:paragraph-count="28" meta:word-count="1278" meta:character-count="7648" meta:non-whitespace-character-count="6396"/>
  </office:meta>
</office:document-meta>
</file>